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APublicKeySpec.getModu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ublicKeySpec.RSAPublicKeySpec( java . math . BigInteger var0 , java . math . BigInteg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SAPublicKeySpec.getPublicEx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